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ff3333"/>
    </style:style>
    <style:style style:name="P2" style:family="paragraph" style:parent-style-name="Text_20_body">
      <style:text-properties fo:color="#ff3333" fo:font-size="18pt" style:font-size-asian="18pt" style:font-size-complex="18pt"/>
    </style:style>
    <style:style style:name="P3" style:family="paragraph" style:parent-style-name="Heading_20_4">
      <style:text-properties fo:color="#ff3333" fo:font-size="18pt" style:font-size-asian="18pt" style:font-size-complex="18pt"/>
    </style:style>
    <style:style style:name="P4" style:family="paragraph" style:parent-style-name="Heading_20_2">
      <style:text-properties fo:color="#ff3333"/>
    </style:style>
    <style:style style:name="P5" style:family="paragraph" style:parent-style-name="Sender">
      <style:paragraph-properties fo:margin-top="0cm" fo:margin-bottom="0.499cm"/>
      <style:text-properties fo:color="#ff3333"/>
    </style:style>
    <style:style style:name="P6" style:family="paragraph" style:parent-style-name="Heading_20_1">
      <style:text-properties fo:color="#ff3333" fo:font-size="18pt" style:font-size-asian="18pt" style:font-size-complex="18pt"/>
    </style:style>
    <style:style style:name="P7" style:family="paragraph" style:parent-style-name="Heading_20_3">
      <style:text-properties fo:color="#ffffff" fo:background-color="#0a0200"/>
    </style:style>
    <style:style style:name="P8" style:family="paragraph" style:parent-style-name="Heading_20_3">
      <style:text-properties fo:color="#ffffff" fo:background-color="#0652fd"/>
    </style:style>
    <style:style style:name="P9" style:family="paragraph" style:parent-style-name="Heading_20_3">
      <style:text-properties fo:color="#ffffff" fo:background-color="#636363"/>
    </style:style>
    <style:style style:name="P10" style:family="paragraph" style:parent-style-name="Heading_20_1">
      <style:paragraph-properties fo:margin-top="0cm" fo:margin-bottom="1.588cm" fo:padding="0cm" fo:border="none"/>
    </style:style>
    <style:style style:name="P11" style:family="paragraph" style:parent-style-name="Heading_20_4">
      <style:text-properties fo:color="#ff3333" fo:font-size="18pt" style:font-size-asian="18pt" style:font-size-complex="18pt"/>
    </style:style>
    <style:style style:name="P12" style:family="paragraph" style:parent-style-name="Standard">
      <style:paragraph-properties fo:margin-top="0cm" fo:margin-bottom="0.499cm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7"/>
    <style:style style:name="P20" style:family="paragraph" style:parent-style-name="Text_20_body" style:list-style-name="L8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Text_20_body" style:list-style-name="L12"/>
    <style:style style:name="P25" style:family="paragraph" style:parent-style-name="Text_20_body" style:list-style-name="L13"/>
    <style:style style:name="P26" style:family="paragraph" style:parent-style-name="Text_20_body">
      <style:text-properties fo:color="#ffffff" fo:background-color="#0a0200"/>
    </style:style>
    <style:style style:name="P27" style:family="paragraph" style:parent-style-name="Text_20_body">
      <style:text-properties fo:color="#ffffff" fo:background-color="#636363"/>
    </style:style>
    <style:style style:name="P28" style:family="paragraph" style:parent-style-name="Text_20_body" style:list-style-name="L14"/>
    <style:style style:name="P29" style:family="paragraph" style:parent-style-name="Text_20_body" style:list-style-name="L16"/>
    <style:style style:name="P30" style:family="paragraph" style:parent-style-name="Text_20_body" style:list-style-name="L21"/>
    <style:style style:name="P31" style:family="paragraph" style:parent-style-name="Text_20_body">
      <style:paragraph-properties fo:margin-top="0cm" fo:margin-bottom="0cm"/>
    </style:style>
    <style:style style:name="P32" style:family="paragraph" style:parent-style-name="Text_20_body" style:list-style-name="L1">
      <style:paragraph-properties fo:margin-top="0cm" fo:margin-bottom="0cm"/>
    </style:style>
    <style:style style:name="P33" style:family="paragraph" style:parent-style-name="Text_20_body" style:list-style-name="L2">
      <style:paragraph-properties fo:margin-top="0cm" fo:margin-bottom="0cm"/>
    </style:style>
    <style:style style:name="P34" style:family="paragraph" style:parent-style-name="Text_20_body" style:list-style-name="L3">
      <style:paragraph-properties fo:margin-top="0cm" fo:margin-bottom="0cm"/>
    </style:style>
    <style:style style:name="P35" style:family="paragraph" style:parent-style-name="Text_20_body" style:list-style-name="L4">
      <style:paragraph-properties fo:margin-top="0cm" fo:margin-bottom="0cm"/>
    </style:style>
    <style:style style:name="P36" style:family="paragraph" style:parent-style-name="Text_20_body" style:list-style-name="L5">
      <style:paragraph-properties fo:margin-top="0cm" fo:margin-bottom="0cm"/>
    </style:style>
    <style:style style:name="P37" style:family="paragraph" style:parent-style-name="Text_20_body" style:list-style-name="L6">
      <style:paragraph-properties fo:margin-top="0cm" fo:margin-bottom="0cm"/>
    </style:style>
    <style:style style:name="P38" style:family="paragraph" style:parent-style-name="Text_20_body" style:list-style-name="L8">
      <style:paragraph-properties fo:margin-top="0cm" fo:margin-bottom="0cm"/>
    </style:style>
    <style:style style:name="P39" style:family="paragraph" style:parent-style-name="Text_20_body" style:list-style-name="L9">
      <style:paragraph-properties fo:margin-top="0cm" fo:margin-bottom="0cm"/>
    </style:style>
    <style:style style:name="P40" style:family="paragraph" style:parent-style-name="Text_20_body" style:list-style-name="L10">
      <style:paragraph-properties fo:margin-top="0cm" fo:margin-bottom="0cm"/>
    </style:style>
    <style:style style:name="P41" style:family="paragraph" style:parent-style-name="Text_20_body" style:list-style-name="L11">
      <style:paragraph-properties fo:margin-top="0cm" fo:margin-bottom="0cm"/>
    </style:style>
    <style:style style:name="P42" style:family="paragraph" style:parent-style-name="Text_20_body" style:list-style-name="L12">
      <style:paragraph-properties fo:margin-top="0cm" fo:margin-bottom="0cm"/>
    </style:style>
    <style:style style:name="P43" style:family="paragraph" style:parent-style-name="Text_20_body" style:list-style-name="L13">
      <style:paragraph-properties fo:margin-top="0cm" fo:margin-bottom="0cm"/>
    </style:style>
    <style:style style:name="P44" style:family="paragraph" style:parent-style-name="Text_20_body" style:list-style-name="L16">
      <style:paragraph-properties fo:margin-top="0cm" fo:margin-bottom="0cm"/>
    </style:style>
    <style:style style:name="P45" style:family="paragraph" style:parent-style-name="Text_20_body" style:list-style-name="L20">
      <style:paragraph-properties fo:padding="0cm" fo:border="none"/>
    </style:style>
    <style:style style:name="T1" style:family="text">
      <style:text-properties fo:font-weight="bold"/>
    </style:style>
    <style:style style:name="T2" style:family="text">
      <style:text-properties fo:color="#ff3333"/>
    </style:style>
    <style:style style:name="T3" style:family="text">
      <style:text-properties fo:color="#000000" fo:background-color="#0a02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grve-theme-wrapper">
        <text:section text:style-name="Sect1" text:name="grve-theme-content">
          <text:p text:style-name="Standard"/>
          <text:section text:style-name="Sect1" text:name="grve-main-header">
            <text:p text:style-name="P12"><draw:a xlink:type="simple" xlink:href="https://photographe-lyon-cegstudio.fr/"><draw:frame draw:style-name="fr1" draw:name="images1" text:anchor-type="as-char" svg:width="4.568cm" svg:height="1.102cm" draw:z-index="0"><draw:image xlink:href="https://photographe-lyon-cegstudio.fr/wp-content/uploads/2020/02/Logo-cegstudio.png" xlink:type="simple" xlink:show="embed" xlink:actuate="onLoad"/><svg:title>Photographe Lyon : Studio Photo Lyon - Ceg Studio</svg:title></draw:frame></draw:a><text:a xlink:type="simple" xlink:href="https://photographe-lyon-cegstudio.fr/" text:style-name="Internet_20_link" text:visited-style-name="Visited_20_Internet_20_Link"> </text:a></text:p>
            <text:list xml:id="list8340230351562995661" text:style-name="L13">
              <text:list-item>
                <text:p text:style-name="P43"><text:bookmark text:name="menu-main-menu"/><text:bookmark text:name="menu-item-15577"/><text:a xlink:type="simple" xlink:href="https://photographe-lyon-cegstudio.fr/" text:style-name="Internet_20_link" text:visited-style-name="Visited_20_Internet_20_Link">Accueil</text:a> </text:p>
              </text:list-item>
              <text:list-item>
                <text:p text:style-name="P43"><text:bookmark text:name="menu-item-16581"/><text:a xlink:type="simple" xlink:href="https://photographe-lyon-cegstudio.fr/comment-se-passe-un-shoot/#" text:style-name="Internet_20_link" text:visited-style-name="Visited_20_Internet_20_Link">A Propos</text:a> </text:p>
              </text:list-item>
              <text:list-item>
                <text:p text:style-name="P43"><text:bookmark text:name="menu-item-16580"/><text:a xlink:type="simple" xlink:href="https://photographe-lyon-cegstudio.fr/book-photos-professionnels/" text:style-name="Internet_20_link" text:visited-style-name="Visited_20_Internet_20_Link">Book Photo Professionnel</text:a> </text:p>
              </text:list-item>
              <text:list-item>
                <text:p text:style-name="P43"><text:bookmark text:name="menu-item-16579"/><text:a xlink:type="simple" xlink:href="https://photographe-lyon-cegstudio.fr/book-photo-particulier/" text:style-name="Internet_20_link" text:visited-style-name="Visited_20_Internet_20_Link">Book Photo Particulier</text:a> </text:p>
              </text:list-item>
              <text:list-item>
                <text:p text:style-name="P43"><text:bookmark text:name="menu-item-16702"/><text:a xlink:type="simple" xlink:href="https://photographe-lyon-cegstudio.fr/grille-tarifaire/" text:style-name="Internet_20_link" text:visited-style-name="Visited_20_Internet_20_Link">Grille Tarifaire</text:a> </text:p>
              </text:list-item>
              <text:list-item>
                <text:p text:style-name="P43"><text:bookmark text:name="menu-item-16587"/><text:a xlink:type="simple" xlink:href="https://photographe-lyon-cegstudio.fr/blog-studio-photo-lyon/" text:style-name="Internet_20_link" text:visited-style-name="Visited_20_Internet_20_Link">Blog</text:a> </text:p>
              </text:list-item>
              <text:list-item>
                <text:p text:style-name="P25"><text:bookmark text:name="menu-item-16703"/><text:a xlink:type="simple" xlink:href="https://photographe-lyon-cegstudio.fr/contactez-nous/" text:style-name="Internet_20_link" text:visited-style-name="Visited_20_Internet_20_Link">Contact</text:a> </text:p>
              </text:list-item>
            </text:list>
          </text:section>
          <text:section text:style-name="Sect1" text:name="grve-content">
            <text:p text:style-name="Standard"/>
            <text:section text:style-name="Sect1" text:name="grve-main-content">
              <text:p text:style-name="Standard"/>
              <text:section text:style-name="Sect1" text:name="page-11178">
                <text:h text:style-name="P10" text:outline-level="1">09 51 76 97 45</text:h>
                <text:h text:style-name="P10" text:outline-level="1"><text:bookmark text:name="grve-typed-item-631aff22c9781"/>A préparer votre séance !| </text:h>
                <text:section text:style-name="Sect1" text:name="Section1">
                  <text:h text:style-name="Heading_20_3" text:outline-level="3"><text:bookmark text:name="gtx-trans"/></text:h>
                </text:section>
                <text:h text:style-name="P7" text:outline-level="3">Avant le Shooting</text:h>
                <text:h text:style-name="P7" text:outline-level="3">1</text:h>
                <text:h text:style-name="P7" text:outline-level="3">Pour vous sentir à l'aise</text:h>
                <text:p text:style-name="P26">Pensez à vous laver les cheveux la veille ou le jour même.<text:line-break/>Veillez à ce que vos sourcils soient bien épilés et vos lèvres bien hydratées.</text:p>
                <text:h text:style-name="P7" text:outline-level="3">2</text:h>
                <text:h text:style-name="P7" text:outline-level="3">Il est conseillé</text:h>
                <text:p text:style-name="P26">De faire une manucure et une pédicure.<text:line-break/>Dans votre sac, pensez à apporter le plus de choses possibles : tenues, chaussures et accessoires (bijoux, écharpes, lunettes..). Choisissez des vêtements qui vous mettent en valeur durant le shooting photo.</text:p>
                <text:h text:style-name="P7" text:outline-level="3"><text:soft-page-break/>3</text:h>
                <text:h text:style-name="P7" text:outline-level="3">Vous pouvez</text:h>
                <text:p text:style-name="P26">Venir seul(e) ou accompagné(e), selon votre préférence.<text:line-break/>Amenez des piges, des exemples de photos que vous aimez (vues dans les magazines ou sur internet par exemple).</text:p>
                <text:h text:style-name="P8" text:outline-level="3">Pendant la Séance</text:h>
                <text:h text:style-name="P9" text:outline-level="3">1</text:h>
                <text:h text:style-name="P9" text:outline-level="3">Détendez-vous</text:h>
                <text:p text:style-name="P27">Et pensez à des choses agréables, votre sourire paraîtra plus naturel.<text:line-break/>Aucun détail ne doit être négligé pendant le shooting.</text:p>
                <text:h text:style-name="P9" text:outline-level="3">2</text:h>
                <text:h text:style-name="P9" text:outline-level="3">Prenez votre temps</text:h>
                <text:p text:style-name="P27">Et vous verrez que vous serez de plus en plus détendu au fil de la séance !<text:line-break/>Surtout, ayez confiance en vous et n’ayez pas peur.</text:p>
                <text:h text:style-name="P9" text:outline-level="3">3</text:h>
                <text:h text:style-name="P9" text:outline-level="3">Variez les gestes et les poses</text:h>
                <text:p text:style-name="P27">Pour obtenir des photos différentes. Vous pouvez vous entraîner devant votre miroir pour essayer différentes expressions, attitudes et regards.<text:line-break/>Choisissez des vêtements dans lesquels vous êtes à l’aise.</text:p>
              </text:section>
            </text:section>
          </text:section>
        </text:section>
      </text:section>
      <text:list xml:id="list3589110097987755556" text:style-name="L14">
        <text:list-item>
          <text:p text:style-name="P28"/>
        </text:list-item>
      </text:list>
      <text:section text:style-name="Sect1" text:name="1578737739052-2f7e2515-46f4">
        <text:list xml:id="list590936105565621187" text:style-name="L16">
          <text:list-item>
            <text:p text:style-name="P44">Beauté (portraits de beauté) : le maquillage met en valeur la beauté de votre visage, champ libre au niveau des vêtements. L’accent est mis sur le visage. </text:p>
          </text:list-item>
          <text:list-item>
            <text:p text:style-name="P44">Famille et enfant : Le maquillage est léger et naturel, les vêtements doivent être coordonnés au niveau de la couleur. </text:p>
          </text:list-item>
          <text:list-item>
            <text:p text:style-name="P44">Glamour : Ceg studio  vous met en valeur avec un maquillage du soir, une de vos plus belles robes, pour un shoot des plus scintillants ! </text:p>
          </text:list-item>
          <text:list-item>
            <text:p text:style-name="P44">Mode : Maquillage au choix, des tenues décontractées chics ou excentriques, l’accent sera mis sur la mode et les accessoires. </text:p>
          </text:list-item>
          <text:list-item>
            <text:p text:style-name="P44">Lingerie : Le maquillage peut être très léger comme extravagant. Vous serez vêtu(e) de dessous sexy ou élégants, d’accessoires et de talons pour ces dames, l’accent est mis sur la séduction ! </text:p>
          </text:list-item>
          <text:list-item>
            <text:p text:style-name="P29">Animaux : Maquillé(e) et vêtu(e) à votre convenance, l’accent sera mis sur la complicité qui règne entre vous et votre animal ! </text:p>
          </text:list-item>
        </text:list>
      </text:section>
      <text:list xml:id="list210032820167751587" text:style-name="L20">
        <text:list-item>
          <text:p text:style-name="P45"/>
        </text:list-item>
      </text:list>
      <text:h text:style-name="Heading_20_2" text:outline-level="2"><text:soft-page-break/>Les 10 erreurs à éviter :</text:h>
      <text:h text:style-name="Heading_20_3" text:outline-level="3">Ne prendre qu’une tenue sans accessoires</text:h>
      <text:h text:style-name="Heading_20_3" text:outline-level="3">Ne pas prendre soin de son hygiène avant le shooting</text:h>
      <text:h text:style-name="Heading_20_3" text:outline-level="3">Arriver avec des habits froissés</text:h>
      <text:h text:style-name="Heading_20_3" text:outline-level="3">Être surmaquillé(e)</text:h>
      <text:h text:style-name="Heading_20_3" text:outline-level="3">Venir déjà maquillé(e) alors qu’une maquilleuse a été commandée</text:h>
      <text:h text:style-name="Heading_20_3" text:outline-level="3">Venir fatigué(e), les yeux cernés et le visage fade</text:h>
      <text:h text:style-name="Heading_20_3" text:outline-level="3">Arriver en retard</text:h>
      <text:h text:style-name="Heading_20_3" text:outline-level="3">Oublier sa clé USB</text:h>
      <text:h text:style-name="Heading_20_3" text:outline-level="3">Être venu(e) avec un accompagnateur devant lequel on se sent gêné</text:h>
      <text:h text:style-name="Heading_20_3" text:outline-level="3">Avoir fait des séances d’UV juste avant le shooting</text:h>
      <text:section text:style-name="Sect1" text:name="Section2">
        <text:p text:style-name="Text_20_body"><text:bookmark text:name="grve-theme-wrapper"/></text:p>
        <text:section text:style-name="Sect1" text:name="Section3">
          <text:p text:style-name="Text_20_body"><text:bookmark text:name="grve-theme-content"/></text:p>
          <text:section text:style-name="Sect1" text:name="Section4">
            <text:p text:style-name="Text_20_body"><text:bookmark text:name="grve-content"/></text:p>
            <text:section text:style-name="Sect1" text:name="Section5">
              <text:p text:style-name="Text_20_body"><text:bookmark text:name="grve-main-content"/></text:p>
              <text:section text:style-name="Sect1" text:name="Section6">
                <text:p text:style-name="Text_20_body"><text:bookmark text:name="page-11178"/><draw:frame draw:style-name="fr2" draw:name="images2" text:anchor-type="as-char" svg:width="17.198cm" svg:height="7.303cm" draw:z-index="1"><draw:image xlink:href="https://64qphhks8ygh.cdn.shift8web.com/wp-content/uploads/2020/01/book_photo_lyon-lightandlife.png" xlink:type="simple" xlink:show="embed" xlink:actuate="onLoad"/><svg:title>book photo lyon lightandlife | Comment se passe un shoot ? |shooting photographe studio Lyon</svg:title></draw:frame> </text:p>
                <text:h text:style-name="Heading_20_2" text:outline-level="2">Que puis-je faire avec mes photos ?</text:h>
                <text:p text:style-name="Text_20_body"> </text:p>
                <text:p text:style-name="Text_20_body"><text:soft-page-break/>Vos photos seront livrées en Haute Définition, ce qui veut dire que vous pourrez les imprimer de chez vous ou dans un labo photo pour tout type d’impression.<text:line-break/>Pour toute utilisation commerciale veuillez nous prévenir.</text:p>
              </text:section>
            </text:section>
          </text:section>
          <text:section text:style-name="Sect1" text:name="text-2">
            <text:p text:style-name="Text_20_body">Le studio photo</text:p>
            <text:p text:style-name="Text_20_body">Depuis de nombreuses années, notre studio à Lyon est spécialisé dans la réalisation de books photos et shooting pour amateurs / mannequins professionnels et à thème : enterrement de vie de jeune fille, photos de mariage, photos de grossesse, packshot, mode, luxe et reportage.</text:p>
          </text:section>
          <text:section text:style-name="Sect1" text:name="text-3">
            <text:p text:style-name="Text_20_body">Studio professionnels</text:p>
            <text:p text:style-name="Text_20_body">Photographes professionnels, retoucheurs, maquilleuses et stylistes sont à votre écoute pour vous conseiller et optimiser le rendu photographique de votre shooting à Lyon. Notre expérience est au service de vos projets et de vos souvenirs.</text:p>
          </text:section>
          <text:section text:style-name="Sect1" text:name="custom_html-2">
            <text:p text:style-name="P31">Informations</text:p>
            <text:p text:style-name="Text_20_body"><text:a xlink:type="simple" xlink:href="https://photographe-lyon-cegstudio.fr/cgv/" text:style-name="Internet_20_link" text:visited-style-name="Visited_20_Internet_20_Link">CGV</text:a><text:line-break/></text:p>
          </text:section>
          <text:section text:style-name="Sect1" text:name="custom_html-3">
            <text:p text:style-name="P31"><text:a xlink:type="simple" xlink:href="https://photographe-lyon-cegstudio.fr/mentions-legales/" text:style-name="Internet_20_link" text:visited-style-name="Visited_20_Internet_20_Link">Mentions Légales</text:a></text:p>
          </text:section>
          <text:section text:style-name="Sect1" text:name="grve-widget-social-2">
            <text:p text:style-name="Text_20_body">Suivez-nous sur nos réseaux sociaux !</text:p>
            <text:list xml:id="list7736849413950636323" text:style-name="L21">
              <text:list-item>
                <text:p text:style-name="P30"/>
              </text:list-item>
            </text:list>
          </text:section>
          <text:section text:style-name="Sect1" text:name="text-4">
            <text:p text:style-name="Text_20_body">Le studio</text:p>
            <text:p text:style-name="Text_20_body">Pour nous contacter et faire votre demande de devis :<text:line-break/>100 Rue Louis Blanc 69006 Lyon<text:line-break/>Téléphone : 09 51 76 97 45<text:line-break/>Horaires : lundi au samedi de 9h à 12h et 13h à 18h</text:p>
          </text:section>
          <text:p text:style-name="Text_20_body">© 2021 CEG STUDIO | <text:a xlink:type="simple" xlink:href="https://photographe-lyon-cegstudio.fr/" text:style-name="Internet_20_link" text:visited-style-name="Visited_20_Internet_20_Link">Photographe, Shooting photo à Lyon.</text:a></text:p>
        </text:section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iart Jean Michel</meta:initial-creator>
    <meta:creation-date>2022-09-09T11:56:55.59</meta:creation-date>
    <dc:date>2022-09-09T13:22:04.90</dc:date>
    <dc:creator>Triart Jean Michel</dc:creator>
    <meta:editing-duration>PT25M9S</meta:editing-duration>
    <meta:editing-cycles>4</meta:editing-cycles>
    <meta:generator>OpenOffice/4.1.7$Win32 OpenOffice.org_project/417m1$Build-9800</meta:generator>
    <meta:document-statistic meta:table-count="0" meta:image-count="2" meta:object-count="0" meta:page-count="4" meta:paragraph-count="62" meta:word-count="637" meta:character-count="3698"/>
  </office:meta>
</office:document-meta>
</file>